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f1e2"/>
    </style:style>
    <style:style style:name="P2" style:family="paragraph" style:parent-style-name="Standard">
      <style:text-properties officeooo:paragraph-rsid="001367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IF NOT EXISTS product_category (</text:p>
      <text:p text:style-name="Standard"><text:s text:c="2"/>id BIGSERIAL NOT NULL,</text:p>
      <text:p text:style-name="Standard"><text:s text:c="2"/>category_name VARCHAR(255) DEFAULT NULL,</text:p>
      <text:p text:style-name="Standard"><text:s text:c="2"/>PRIMARY KEY (id)</text:p>
      <text:p text:style-name="Standard">);</text:p>
      <text:p text:style-name="Standard"/>
      <text:p text:style-name="Standard">-------------------------------------------------------------------------------------------------------------------------</text:p>
      <text:p text:style-name="Standard"/>
      <text:p text:style-name="Standard">CREATE TABLE IF NOT EXISTS product (</text:p>
      <text:p text:style-name="Standard"><text:s text:c="2"/>id BIGSERIAL NOT NULL,</text:p>
      <text:p text:style-name="Standard"><text:s text:c="2"/>sku VARCHAR(255) DEFAULT NULL,</text:p>
      <text:p text:style-name="Standard"><text:s text:c="2"/>name VARCHAR(255) DEFAULT NULL,</text:p>
      <text:p text:style-name="Standard"><text:s text:c="2"/>description VARCHAR(255) DEFAULT NULL,</text:p>
      <text:p text:style-name="Standard"><text:s text:c="2"/>unit_price DECIMAL(13,2) DEFAULT NULL,</text:p>
      <text:p text:style-name="Standard"><text:s text:c="2"/>image_url VARCHAR(255) DEFAULT NULL,</text:p>
      <text:p text:style-name="Standard"><text:s text:c="2"/>active BOOLEAN DEFAULT true,</text:p>
      <text:p text:style-name="Standard"><text:s text:c="2"/>units_in_stock INT DEFAULT NULL,</text:p>
      <text:p text:style-name="Standard"><text:s text:c="2"/>date_created TIMESTAMP DEFAULT NULL,</text:p>
      <text:p text:style-name="Standard"><text:s text:c="2"/>last_updated TIMESTAMP DEFAULT NULL,</text:p>
      <text:p text:style-name="Standard"><text:s text:c="2"/>category_id BIGINT NOT NULL,</text:p>
      <text:p text:style-name="Standard"><text:s text:c="2"/>PRIMARY KEY (id),</text:p>
      <text:p text:style-name="Standard"><text:s text:c="2"/>FOREIGN KEY (category_id) REFERENCES product_category (id)</text:p>
      <text:p text:style-name="Standard">);</text:p>
      <text:p text:style-name="Standard"/>
      <text:p text:style-name="P2">-------------------------------------------------------------------------------------------------------------------------</text:p>
      <text:p text:style-name="Standard"/>
      <text:p text:style-name="P1">INSERT INTO product_category(category_name) VALUES ('BOOKS');</text:p>
      <text:p text:style-name="Standard"/>
      <text:p text:style-name="Standard">INSERT INTO product (sku, name, description, image_url, active, units_in_stock,</text:p>
      <text:p text:style-name="Standard">unit_price, category_id, date_created)</text:p>
      <text:p text:style-name="Standard">VALUES ('BOOK-TECH-1000', 'JavaScript - The Fun Parts', 'Learn JavaScript',</text:p>
      <text:p text:style-name="Standard">'assets/images/products/placeholder.png'</text:p>
      <text:p text:style-name="Standard">,true,100,19.99,1, NOW());</text:p>
      <text:p text:style-name="Standard"/>
      <text:p text:style-name="Standard">INSERT INTO product (sku, name, description, image_url, active, units_in_stock,</text:p>
      <text:p text:style-name="Standard">unit_price, category_id, date_created)</text:p>
      <text:p text:style-name="Standard">VALUES ('BOOK-TECH-1001', 'Spring Framework Tutorial', 'Learn Spring',</text:p>
      <text:p text:style-name="Standard">'assets/images/products/placeholder.png'</text:p>
      <text:p text:style-name="Standard">,true,100,29.99,1, NOW());</text:p>
      <text:p text:style-name="Standard"/>
      <text:p text:style-name="Standard">INSERT INTO product (sku, name, description, image_url, active, units_in_stock,</text:p>
      <text:p text:style-name="Standard">unit_price, category_id, date_created)</text:p>
      <text:p text:style-name="Standard">VALUES ('BOOK-TECH-1002', 'Kubernetes - Deploying Containers', 'Learn Kubernetes',</text:p>
      <text:p text:style-name="Standard">'assets/images/products/placeholder.png'</text:p>
      <text:p text:style-name="Standard">,true,100,24.99,1, NOW());</text:p>
      <text:p text:style-name="Standard"/>
      <text:p text:style-name="Standard">INSERT INTO product (sku, name, description, image_url, active, units_in_stock,</text:p>
      <text:p text:style-name="Standard">unit_price, category_id, date_created)</text:p>
      <text:p text:style-name="Standard">VALUES ('BOOK-TECH-1003', 'Internet of Things (IoT) - Getting Started', 'Learn IoT',</text:p>
      <text:p text:style-name="Standard"><text:soft-page-break/>'assets/images/products/placeholder.png'</text:p>
      <text:p text:style-name="Standard">,true,100,29.99,1, NOW());</text:p>
      <text:p text:style-name="Standard"/>
      <text:p text:style-name="Standard">INSERT INTO product (sku, name, description, image_url, active, units_in_stock,</text:p>
      <text:p text:style-name="Standard">unit_price, category_id, date_created)</text:p>
      <text:p text:style-name="Standard">VALUES ('BOOK-TECH-1004', 'The Go Programming Language: A to Z', 'Learn Go',</text:p>
      <text:p text:style-name="Standard">'assets/images/products/placeholder.png'</text:p>
      <text:p text:style-name="Standard">,true,100,24.99,1, NOW())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2" meta:paragraph-count="48" meta:word-count="208" meta:character-count="2230" meta:non-whitespace-character-count="2038"/>
  </office:meta>
</office:document-meta>
</file>